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3.311cm"/>
      <style:paragraph-properties style:writing-mode="lr-tb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2.925cm" fo:min-width="3.311cm"/>
      <style:paragraph-properties style:writing-mode="lr-tb"/>
    </style:style>
    <style:style style:name="gr3" style:family="graphic" style:parent-style-name="standard">
      <style:graphic-properties svg:stroke-color="#00a933" draw:fill-color="#069a2e" draw:textarea-horizontal-align="justify" draw:textarea-vertical-align="middle" draw:auto-grow-height="false" fo:min-height="2.925cm" fo:min-width="3.311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199cm" fo:min-width="0.398cm"/>
    </style:style>
    <style:style style:name="gr5" style:family="graphic" style:parent-style-name="objectwithoutfill">
      <style:graphic-properties draw:fill="none" draw:fill-color="#ffff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85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dash" draw:stroke-dash="Double_20_Dash" svg:stroke-linecap="butt" draw:fill-color="#ffffff" draw:opacity="50%" draw:textarea-horizontal-align="justify" draw:textarea-vertical-align="middle" draw:auto-grow-height="false" fo:min-height="4.83cm" fo:min-width="16.328cm"/>
    </style:style>
    <style:style style:name="gr10" style:family="graphic" style:parent-style-name="standard">
      <style:graphic-properties draw:stroke="dash" draw:stroke-dash="Double_20_Dash" svg:stroke-linecap="butt" draw:fill-color="#ffffff" draw:opacity="50%" draw:textarea-horizontal-align="justify" draw:textarea-vertical-align="middle" draw:auto-grow-height="false" fo:min-height="4.195cm" fo:min-width="16.3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objectwithoutfill">
      <style:graphic-properties draw:marker-end="Arrowheads_20_3" draw:marker-end-width="0.3cm" draw:fill="none" draw:textarea-vertical-align="middle"/>
    </style:style>
    <style:style style:name="gr15" style:family="graphic" style:parent-style-name="objectwithoutfill">
      <style:graphic-properties draw:marker-end="Arrowheads_20_4" draw:marker-end-width="0.3cm" draw:fill="none" draw:textarea-vertical-align="middle"/>
    </style:style>
    <style:style style:name="gr16" style:family="graphic" style:parent-style-name="objectwithoutfill">
      <style:graphic-properties draw:marker-end="Arrowheads_20_5" draw:marker-end-width="0.3cm" draw:fill="none" draw:textarea-vertical-align="middle"/>
    </style:style>
    <style:style style:name="gr17" style:family="graphic" style:parent-style-name="objectwithoutfill">
      <style:graphic-properties draw:marker-end="Arrowheads_20_6" draw:marker-end-width="0.3cm" draw:fill="none" draw:textarea-vertical-align="middle"/>
    </style:style>
    <style:style style:name="gr18" style:family="graphic" style:parent-style-name="objectwithoutfill">
      <style:graphic-properties draw:marker-end="Arrowheads_20_7" draw:marker-end-width="0.3cm" draw:fill="none" draw:textarea-vertical-align="middle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objectwithoutfill">
      <style:graphic-properties draw:marker-end="Arrowheads_20_10" draw:marker-end-width="0.3cm" draw:fill="none" draw:textarea-vertical-align="middle"/>
    </style:style>
    <style:style style:name="gr21" style:family="graphic" style:parent-style-name="standard">
      <style:graphic-properties draw:stroke="dash" draw:stroke-dash="Double_20_Dash" svg:stroke-linecap="butt" draw:fill-color="#ffffff" draw:opacity="50%" draw:textarea-horizontal-align="justify" draw:textarea-vertical-align="middle" draw:auto-grow-height="false" fo:min-height="10.227cm" fo:min-width="4.898cm"/>
    </style:style>
    <style:style style:name="gr22" style:family="graphic" style:parent-style-name="standard">
      <style:graphic-properties draw:stroke="dash" draw:stroke-dash="Double_20_Dash" svg:stroke-linecap="butt" draw:fill-color="#ffffff" draw:opacity="50%" draw:textarea-horizontal-align="justify" draw:textarea-vertical-align="middle" draw:auto-grow-height="false" fo:min-height="10.228cm" fo:min-width="4.898cm"/>
    </style:style>
    <style:style style:name="gr23" style:family="graphic" style:parent-style-name="objectwithoutfill">
      <style:graphic-properties draw:marker-end="Arrowheads_20_11" draw:marker-end-width="0.3cm" draw:fill="none" draw:textarea-vertical-align="middle"/>
    </style:style>
    <style:style style:name="gr24" style:family="graphic" style:parent-style-name="objectwithoutfill">
      <style:graphic-properties draw:marker-end="Arrowheads_20_12" draw:marker-end-width="0.3cm" draw:fill="none" draw:textarea-vertical-align="middle"/>
    </style:style>
    <style:style style:name="gr25" style:family="graphic" style:parent-style-name="objectwithoutfill">
      <style:graphic-properties draw:marker-end="Arrowheads_20_14" draw:marker-end-width="0.3cm" draw:fill="none" draw:textarea-vertical-align="middle"/>
    </style:style>
    <style:style style:name="gr26" style:family="graphic" style:parent-style-name="objectwithoutfill">
      <style:graphic-properties draw:marker-end="Arrowheads_20_1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0000"/>
      <style:paragraph-properties fo:text-align="center" style:writing-mode="lr-tb"/>
    </style:style>
    <style:style style:name="P3" style:family="paragraph">
      <loext:graphic-properties draw:fill-color="#069a2e"/>
      <style:paragraph-properties fo:text-align="center" style:writing-mode="lr-tb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50%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1cm" svg:height="3.175cm" svg:x="7.984cm" svg:y="4.81cm">
          <text:p text:style-name="P1">Load</text:p>
          <text:p text:style-name="P1">Balanc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1cm" svg:height="3.175cm" svg:x="2.587cm" svg:y="10.842cm">
          <text:p text:style-name="P1">Quack 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1cm" svg:height="3.175cm" svg:x="8.301cm" svg:y="10.842cm">
          <text:p text:style-name="P1">Quack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3.175cm" svg:x="2.586cm" svg:y="16.557cm">
          <text:p text:style-name="P1">Mongodb 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3.175cm" svg:x="8.301cm" svg:y="16.557cm">
          <text:p text:style-name="P1">Mongodb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3.175cm" svg:x="13.699cm" svg:y="16.557cm">
          <text:p text:style-name="P1">Mongodb 2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1.27cm" svg:height="0.635cm" svg:x="3.54cm" svg:y="21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0.635cm" svg:x="3.54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3.54cm" svg:y1="21.955cm" svg:x2="3.54cm" svg:y2="22.907cm">
            <text:p/>
          </draw:line>
          <draw:line draw:style-name="gr5" draw:text-style-name="P5" draw:layer="layout" svg:x1="3.54cm" svg:y1="21.955cm" svg:x2="3.54cm" svg:y2="22.907cm">
            <text:p/>
          </draw:line>
          <draw:line draw:style-name="gr5" draw:text-style-name="P5" draw:layer="layout" svg:x1="4.81cm" svg:y1="21.955cm" svg:x2="4.81cm" svg:y2="22.907cm">
            <text:p/>
          </draw:line>
        </draw:g>
        <draw:g>
          <draw:custom-shape draw:style-name="gr4" draw:text-style-name="P4" draw:layer="layout" svg:width="1.27cm" svg:height="0.635cm" svg:x="9.572cm" svg:y="21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0.635cm" svg:x="9.572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9.572cm" svg:y1="21.955cm" svg:x2="9.572cm" svg:y2="22.907cm">
            <text:p/>
          </draw:line>
          <draw:line draw:style-name="gr5" draw:text-style-name="P5" draw:layer="layout" svg:x1="9.572cm" svg:y1="21.955cm" svg:x2="9.572cm" svg:y2="22.907cm">
            <text:p/>
          </draw:line>
          <draw:line draw:style-name="gr5" draw:text-style-name="P5" draw:layer="layout" svg:x1="10.842cm" svg:y1="21.955cm" svg:x2="10.842cm" svg:y2="22.907cm">
            <text:p/>
          </draw:line>
        </draw:g>
        <draw:g>
          <draw:custom-shape draw:style-name="gr4" draw:text-style-name="P4" draw:layer="layout" svg:width="1.27cm" svg:height="0.635cm" svg:x="14.97cm" svg:y="21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0.635cm" svg:x="14.97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.97cm" svg:y1="21.955cm" svg:x2="14.97cm" svg:y2="22.907cm">
            <text:p/>
          </draw:line>
          <draw:line draw:style-name="gr5" draw:text-style-name="P5" draw:layer="layout" svg:x1="14.97cm" svg:y1="21.955cm" svg:x2="14.97cm" svg:y2="22.907cm">
            <text:p/>
          </draw:line>
          <draw:line draw:style-name="gr5" draw:text-style-name="P5" draw:layer="layout" svg:x1="16.24cm" svg:y1="21.955cm" svg:x2="16.24cm" svg:y2="22.907cm">
            <text:p/>
          </draw:line>
        </draw:g>
        <draw:frame draw:style-name="gr6" draw:text-style-name="P6" draw:layer="layout" svg:width="2.263cm" svg:height="0.962cm" svg:x="9.255cm" svg:y="23.86cm">
          <draw:text-box>
            <text:p>Disk 1</text:p>
          </draw:text-box>
        </draw:frame>
        <draw:frame draw:style-name="gr6" draw:text-style-name="P6" draw:layer="layout" svg:width="2.263cm" svg:height="0.962cm" svg:x="3.182cm" svg:y="23.85cm">
          <draw:text-box>
            <text:p>Disk 0</text:p>
          </draw:text-box>
        </draw:frame>
        <draw:frame draw:style-name="gr6" draw:text-style-name="P6" draw:layer="layout" svg:width="2.263cm" svg:height="0.962cm" svg:x="14.612cm" svg:y="23.85cm">
          <draw:text-box>
            <text:p>Disk 2</text:p>
          </draw:text-box>
        </draw:frame>
        <draw:frame draw:style-name="gr7" draw:text-style-name="P7" draw:layer="layout" svg:width="7.885cm" svg:height="1.195cm" svg:x="6.45cm" svg:y="2.27cm">
          <draw:text-box>
            <text:p><text:span text:style-name="T1">Logical Architecture</text:span></text:p>
          </draw:text-box>
        </draw:frame>
        <draw:line draw:style-name="gr8" draw:text-style-name="P8" draw:layer="layout" svg:x1="4.175cm" svg:y1="19.732cm" svg:x2="4.175cm" svg:y2="21.637cm">
          <text:p/>
        </draw:line>
        <draw:line draw:style-name="gr8" draw:text-style-name="P8" draw:layer="layout" svg:x1="10.207cm" svg:y1="19.732cm" svg:x2="10.207cm" svg:y2="21.637cm">
          <text:p/>
        </draw:line>
        <draw:line draw:style-name="gr8" draw:text-style-name="P8" draw:layer="layout" svg:x1="15.605cm" svg:y1="19.732cm" svg:x2="15.605cm" svg:y2="21.637cm">
          <text:p/>
        </draw:line>
        <draw:custom-shape draw:style-name="gr2" draw:text-style-name="P2" draw:layer="layout" svg:width="3.811cm" svg:height="3.175cm" svg:x="13.7cm" svg:y="10.842cm">
          <text:p text:style-name="P1">Quack 2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9" draw:text-style-name="P9" draw:layer="layout" svg:width="16.828cm" svg:height="5.08cm" svg:x="2.587cm" svg:y="15.6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6.828cm" svg:height="4.445cm" svg:x="2.587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1cm" svg:height="3.175cm" svg:x="8.302cm" svg:y="4.81cm">
          <text:p text:style-name="P1">Load</text:p>
          <text:p text:style-name="P1">Balance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6.828cm" svg:height="5.08cm" svg:x="2.639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1cm" svg:height="3.175cm" svg:x="4.491cm" svg:y="10.842cm">
          <text:p text:style-name="P1">Quack 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1cm" svg:height="3.175cm" svg:x="8.937cm" svg:y="10.842cm">
          <text:p text:style-name="P1">Quack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3.175cm" svg:x="3.221cm" svg:y="16.557cm">
          <text:p text:style-name="P1">Mongodb 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3.175cm" svg:x="8.936cm" svg:y="16.557cm">
          <text:p text:style-name="P1">Mongodb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3.175cm" svg:x="14.334cm" svg:y="16.557cm">
          <text:p text:style-name="P1">Mongodb 2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1.27cm" svg:height="0.635cm" svg:x="4.175cm" svg:y="21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0.635cm" svg:x="4.175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4.175cm" svg:y1="21.955cm" svg:x2="4.175cm" svg:y2="22.907cm">
            <text:p/>
          </draw:line>
          <draw:line draw:style-name="gr5" draw:text-style-name="P5" draw:layer="layout" svg:x1="4.175cm" svg:y1="21.955cm" svg:x2="4.175cm" svg:y2="22.907cm">
            <text:p/>
          </draw:line>
          <draw:line draw:style-name="gr5" draw:text-style-name="P5" draw:layer="layout" svg:x1="5.445cm" svg:y1="21.955cm" svg:x2="5.445cm" svg:y2="22.907cm">
            <text:p/>
          </draw:line>
        </draw:g>
        <draw:g>
          <draw:custom-shape draw:style-name="gr4" draw:text-style-name="P4" draw:layer="layout" svg:width="1.27cm" svg:height="0.635cm" svg:x="10.207cm" svg:y="21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0.635cm" svg:x="10.207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0.207cm" svg:y1="21.955cm" svg:x2="10.207cm" svg:y2="22.907cm">
            <text:p/>
          </draw:line>
          <draw:line draw:style-name="gr5" draw:text-style-name="P5" draw:layer="layout" svg:x1="10.207cm" svg:y1="21.955cm" svg:x2="10.207cm" svg:y2="22.907cm">
            <text:p/>
          </draw:line>
          <draw:line draw:style-name="gr5" draw:text-style-name="P5" draw:layer="layout" svg:x1="11.477cm" svg:y1="21.955cm" svg:x2="11.477cm" svg:y2="22.907cm">
            <text:p/>
          </draw:line>
        </draw:g>
        <draw:g>
          <draw:custom-shape draw:style-name="gr4" draw:text-style-name="P4" draw:layer="layout" svg:width="1.27cm" svg:height="0.635cm" svg:x="15.605cm" svg:y="21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0.635cm" svg:x="15.605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5.605cm" svg:y1="21.955cm" svg:x2="15.605cm" svg:y2="22.907cm">
            <text:p/>
          </draw:line>
          <draw:line draw:style-name="gr5" draw:text-style-name="P5" draw:layer="layout" svg:x1="15.605cm" svg:y1="21.955cm" svg:x2="15.605cm" svg:y2="22.907cm">
            <text:p/>
          </draw:line>
          <draw:line draw:style-name="gr5" draw:text-style-name="P5" draw:layer="layout" svg:x1="16.875cm" svg:y1="21.955cm" svg:x2="16.875cm" svg:y2="22.907cm">
            <text:p/>
          </draw:line>
        </draw:g>
        <draw:frame draw:style-name="gr6" draw:text-style-name="P6" draw:layer="layout" svg:width="2.263cm" svg:height="0.962cm" svg:x="9.89cm" svg:y="23.86cm">
          <draw:text-box>
            <text:p>Disk 1</text:p>
          </draw:text-box>
        </draw:frame>
        <draw:frame draw:style-name="gr6" draw:text-style-name="P6" draw:layer="layout" svg:width="2.263cm" svg:height="0.962cm" svg:x="3.817cm" svg:y="23.85cm">
          <draw:text-box>
            <text:p>Disk 0</text:p>
          </draw:text-box>
        </draw:frame>
        <draw:frame draw:style-name="gr6" draw:text-style-name="P6" draw:layer="layout" svg:width="2.263cm" svg:height="0.962cm" svg:x="15.247cm" svg:y="23.85cm">
          <draw:text-box>
            <text:p>Disk 2</text:p>
          </draw:text-box>
        </draw:frame>
        <draw:frame draw:style-name="gr11" draw:text-style-name="P7" draw:layer="layout" svg:width="16.51cm" svg:height="1.27cm" svg:x="2.905cm" svg:y="1.952cm">
          <draw:text-box>
            <text:p><text:span text:style-name="T1">Virtual Machine Implementation Option #1</text:span></text:p>
          </draw:text-box>
        </draw:frame>
        <draw:line draw:style-name="gr8" draw:text-style-name="P8" draw:layer="layout" svg:x1="4.81cm" svg:y1="19.732cm" svg:x2="4.81cm" svg:y2="21.637cm">
          <text:p/>
        </draw:line>
        <draw:line draw:style-name="gr8" draw:text-style-name="P8" draw:layer="layout" svg:x1="10.842cm" svg:y1="19.732cm" svg:x2="10.842cm" svg:y2="21.637cm">
          <text:p/>
        </draw:line>
        <draw:line draw:style-name="gr8" draw:text-style-name="P8" draw:layer="layout" svg:x1="16.24cm" svg:y1="19.732cm" svg:x2="16.24cm" svg:y2="21.637cm">
          <text:p/>
        </draw:line>
        <draw:frame draw:style-name="gr12" draw:text-style-name="P6" draw:layer="layout" svg:width="1.806cm" svg:height="0.962cm" svg:x="0.781cm" svg:y="4.175cm">
          <draw:text-box>
            <text:p>VM1</text:p>
          </draw:text-box>
        </draw:frame>
        <draw:frame draw:style-name="gr12" draw:text-style-name="P6" draw:layer="layout" svg:width="1.806cm" svg:height="0.962cm" svg:x="0.781cm" svg:y="9.88cm">
          <draw:text-box>
            <text:p>VM2</text:p>
          </draw:text-box>
        </draw:frame>
        <draw:frame draw:style-name="gr11" draw:text-style-name="P6" draw:layer="layout" svg:width="1.806cm" svg:height="1.27cm" svg:x="0.781cm" svg:y="15.605cm">
          <draw:text-box>
            <text:p>VM3</text:p>
          </draw:text-box>
        </draw:frame>
        <draw:custom-shape draw:style-name="gr2" draw:text-style-name="P2" draw:layer="layout" svg:width="3.811cm" svg:height="3.175cm" svg:x="13.699cm" svg:y="10.842cm">
          <text:p text:style-name="P1">Quack 2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985cm" svg:y1="15.719cm" svg:x2="9.484cm" svg:y2="15.719cm">
          <text:p/>
        </draw:line>
        <draw:line draw:style-name="gr13" draw:text-style-name="P8" draw:layer="layout" svg:x1="10.207cm" svg:y1="7.985cm" svg:x2="10.207cm" svg:y2="10.842cm">
          <text:p/>
        </draw:line>
        <draw:line draw:style-name="gr8" draw:text-style-name="P8" draw:layer="layout" svg:x1="6.397cm" svg:y1="9.255cm" svg:x2="15.287cm" svg:y2="9.255cm">
          <text:p/>
        </draw:line>
        <draw:line draw:style-name="gr14" draw:text-style-name="P8" draw:layer="layout" svg:x1="6.397cm" svg:y1="9.255cm" svg:x2="6.397cm" svg:y2="10.842cm">
          <text:p/>
        </draw:line>
        <draw:line draw:style-name="gr14" draw:text-style-name="P8" draw:layer="layout" svg:x1="6.397cm" svg:y1="9.255cm" svg:x2="6.397cm" svg:y2="10.842cm">
          <text:p/>
        </draw:line>
        <draw:line draw:style-name="gr14" draw:text-style-name="P8" draw:layer="layout" svg:x1="6.397cm" svg:y1="9.255cm" svg:x2="6.397cm" svg:y2="10.842cm">
          <text:p/>
        </draw:line>
        <draw:line draw:style-name="gr15" draw:text-style-name="P8" draw:layer="layout" svg:x1="15.287cm" svg:y1="9.255cm" svg:x2="15.287cm" svg:y2="10.842cm">
          <text:p/>
        </draw:line>
        <draw:line draw:style-name="gr16" draw:text-style-name="P8" draw:layer="layout" svg:x1="10.525cm" svg:y1="14.017cm" svg:x2="10.525cm" svg:y2="16.557cm">
          <text:p/>
        </draw:line>
        <draw:line draw:style-name="gr8" draw:text-style-name="P8" draw:layer="layout" svg:x1="5.762cm" svg:y1="15.287cm" svg:x2="16.24cm" svg:y2="15.287cm">
          <text:p/>
        </draw:line>
        <draw:line draw:style-name="gr17" draw:text-style-name="P8" draw:layer="layout" svg:x1="5.762cm" svg:y1="15.287cm" svg:x2="5.762cm" svg:y2="16.557cm">
          <text:p/>
        </draw:line>
        <draw:line draw:style-name="gr18" draw:text-style-name="P8" draw:layer="layout" svg:x1="16.24cm" svg:y1="15.287cm" svg:x2="16.24cm" svg:y2="16.557cm">
          <text:p/>
        </draw:line>
        <draw:line draw:style-name="gr19" draw:text-style-name="P8" draw:layer="layout" svg:x1="15.605cm" svg:y1="14.017cm" svg:x2="15.605cm" svg:y2="15.287cm">
          <text:p/>
        </draw:line>
        <draw:line draw:style-name="gr20" draw:text-style-name="P8" draw:layer="layout" svg:x1="6.397cm" svg:y1="14.017cm" svg:x2="6.397cm" svg:y2="15.287cm">
          <text:p/>
        </draw:line>
        <draw:frame draw:style-name="gr11" draw:text-style-name="P10" draw:layer="layout" svg:width="1.704cm" svg:height="1.27cm" svg:x="0.883cm" svg:y="22.272cm">
          <draw:text-box>
            <text:p>ZFS</text:p>
          </draw:text-box>
        </draw:frame>
      </draw:page>
      <draw:page draw:name="page3" draw:style-name="dp1" draw:master-page-name="Default">
        <draw:custom-shape draw:style-name="gr21" draw:text-style-name="P9" draw:layer="layout" svg:width="5.398cm" svg:height="10.477cm" svg:x="2.27cm" svg:y="10.2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398cm" svg:height="10.478cm" svg:x="8.302cm" svg:y="10.2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398cm" svg:height="10.478cm" svg:x="14.017cm" svg:y="10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16.828cm" svg:height="4.445cm" svg:x="2.587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1cm" svg:height="3.175cm" svg:x="9.255cm" svg:y="4.81cm">
          <text:p text:style-name="P1">Load</text:p>
          <text:p text:style-name="P1">Balanc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1cm" svg:height="3.175cm" svg:x="8.937cm" svg:y="10.842cm">
          <text:p text:style-name="P1">Quack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1cm" svg:height="3.175cm" svg:x="14.651cm" svg:y="10.842cm">
          <text:p text:style-name="P1">Quack 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3.175cm" svg:x="3.54cm" svg:y="16.557cm">
          <text:p text:style-name="P1">Mongodb 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3.175cm" svg:x="8.936cm" svg:y="16.557cm">
          <text:p text:style-name="P1">Mongodb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3.175cm" svg:x="14.651cm" svg:y="16.557cm">
          <text:p text:style-name="P1">Mongodb 2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1.27cm" svg:height="0.635cm" svg:x="4.81cm" svg:y="21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0.635cm" svg:x="4.81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4.81cm" svg:y1="21.955cm" svg:x2="4.81cm" svg:y2="22.907cm">
            <text:p/>
          </draw:line>
          <draw:line draw:style-name="gr5" draw:text-style-name="P5" draw:layer="layout" svg:x1="4.81cm" svg:y1="21.955cm" svg:x2="4.81cm" svg:y2="22.907cm">
            <text:p/>
          </draw:line>
          <draw:line draw:style-name="gr5" draw:text-style-name="P5" draw:layer="layout" svg:x1="6.08cm" svg:y1="21.955cm" svg:x2="6.08cm" svg:y2="22.907cm">
            <text:p/>
          </draw:line>
        </draw:g>
        <draw:g>
          <draw:custom-shape draw:style-name="gr4" draw:text-style-name="P4" draw:layer="layout" svg:width="1.27cm" svg:height="0.635cm" svg:x="10.207cm" svg:y="21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0.635cm" svg:x="10.207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0.207cm" svg:y1="21.955cm" svg:x2="10.207cm" svg:y2="22.907cm">
            <text:p/>
          </draw:line>
          <draw:line draw:style-name="gr5" draw:text-style-name="P5" draw:layer="layout" svg:x1="10.207cm" svg:y1="21.955cm" svg:x2="10.207cm" svg:y2="22.907cm">
            <text:p/>
          </draw:line>
          <draw:line draw:style-name="gr5" draw:text-style-name="P5" draw:layer="layout" svg:x1="11.477cm" svg:y1="21.955cm" svg:x2="11.477cm" svg:y2="22.907cm">
            <text:p/>
          </draw:line>
        </draw:g>
        <draw:g>
          <draw:custom-shape draw:style-name="gr4" draw:text-style-name="P4" draw:layer="layout" svg:width="1.27cm" svg:height="0.635cm" svg:x="15.922cm" svg:y="21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0.635cm" svg:x="15.922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5.922cm" svg:y1="21.955cm" svg:x2="15.922cm" svg:y2="22.907cm">
            <text:p/>
          </draw:line>
          <draw:line draw:style-name="gr5" draw:text-style-name="P5" draw:layer="layout" svg:x1="15.922cm" svg:y1="21.955cm" svg:x2="15.922cm" svg:y2="22.907cm">
            <text:p/>
          </draw:line>
          <draw:line draw:style-name="gr5" draw:text-style-name="P5" draw:layer="layout" svg:x1="17.192cm" svg:y1="21.955cm" svg:x2="17.192cm" svg:y2="22.907cm">
            <text:p/>
          </draw:line>
        </draw:g>
        <draw:frame draw:style-name="gr6" draw:text-style-name="P6" draw:layer="layout" svg:width="2.263cm" svg:height="0.962cm" svg:x="9.89cm" svg:y="23.86cm">
          <draw:text-box>
            <text:p>Disk 1</text:p>
          </draw:text-box>
        </draw:frame>
        <draw:frame draw:style-name="gr6" draw:text-style-name="P6" draw:layer="layout" svg:width="2.263cm" svg:height="0.962cm" svg:x="4.452cm" svg:y="23.85cm">
          <draw:text-box>
            <text:p>Disk 0</text:p>
          </draw:text-box>
        </draw:frame>
        <draw:frame draw:style-name="gr6" draw:text-style-name="P6" draw:layer="layout" svg:width="2.263cm" svg:height="0.962cm" svg:x="15.564cm" svg:y="23.85cm">
          <draw:text-box>
            <text:p>Disk 2</text:p>
          </draw:text-box>
        </draw:frame>
        <draw:line draw:style-name="gr8" draw:text-style-name="P8" draw:layer="layout" svg:x1="5.445cm" svg:y1="19.732cm" svg:x2="5.445cm" svg:y2="21.637cm">
          <text:p/>
        </draw:line>
        <draw:line draw:style-name="gr8" draw:text-style-name="P8" draw:layer="layout" svg:x1="10.842cm" svg:y1="19.732cm" svg:x2="10.842cm" svg:y2="21.637cm">
          <text:p/>
        </draw:line>
        <draw:line draw:style-name="gr8" draw:text-style-name="P8" draw:layer="layout" svg:x1="16.557cm" svg:y1="19.732cm" svg:x2="16.557cm" svg:y2="21.637cm">
          <text:p/>
        </draw:line>
        <draw:frame draw:style-name="gr11" draw:text-style-name="P7" draw:layer="layout" svg:width="16.51cm" svg:height="1.27cm" svg:x="2.905cm" svg:y="1.952cm">
          <draw:text-box>
            <text:p><text:span text:style-name="T1">Virtual Machine Implementation Option #2</text:span></text:p>
          </draw:text-box>
        </draw:frame>
        <draw:frame draw:style-name="gr12" draw:text-style-name="P6" draw:layer="layout" svg:width="1.806cm" svg:height="0.962cm" svg:x="0.781cm" svg:y="4.175cm">
          <draw:text-box>
            <text:p>VM1</text:p>
          </draw:text-box>
        </draw:frame>
        <draw:frame draw:style-name="gr12" draw:text-style-name="P6" draw:layer="layout" svg:width="1.806cm" svg:height="0.962cm" svg:x="2.686cm" svg:y="8.937cm">
          <draw:text-box>
            <text:p>VM2</text:p>
          </draw:text-box>
        </draw:frame>
        <draw:frame draw:style-name="gr11" draw:text-style-name="P6" draw:layer="layout" svg:width="1.806cm" svg:height="1.27cm" svg:x="9.354cm" svg:y="9.255cm">
          <draw:text-box>
            <text:p>VM3</text:p>
          </draw:text-box>
        </draw:frame>
        <draw:custom-shape draw:style-name="gr2" draw:text-style-name="P2" draw:layer="layout" svg:width="3.811cm" svg:height="3.175cm" svg:x="3.539cm" svg:y="10.842cm">
          <text:p text:style-name="P1">Quack 0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806cm" svg:height="1.27cm" svg:x="18.145cm" svg:y="9.255cm">
          <draw:text-box>
            <text:p>VM4</text:p>
          </draw:text-box>
        </draw:frame>
        <draw:line draw:style-name="gr8" draw:text-style-name="P8" draw:layer="layout" svg:x1="5.127cm" svg:y1="8.937cm" svg:x2="16.557cm" svg:y2="8.937cm">
          <text:p/>
        </draw:line>
        <draw:line draw:style-name="gr23" draw:text-style-name="P8" draw:layer="layout" svg:x1="5.127cm" svg:y1="8.937cm" svg:x2="5.127cm" svg:y2="10.842cm">
          <text:p/>
        </draw:line>
        <draw:line draw:style-name="gr23" draw:text-style-name="P8" draw:layer="layout" svg:x1="16.557cm" svg:y1="8.937cm" svg:x2="16.557cm" svg:y2="10.842cm">
          <text:p/>
        </draw:line>
        <draw:line draw:style-name="gr23" draw:text-style-name="P8" draw:layer="layout" svg:x1="11.16cm" svg:y1="7.985cm" svg:x2="11.16cm" svg:y2="10.842cm">
          <text:p/>
        </draw:line>
        <draw:line draw:style-name="gr8" draw:text-style-name="P8" draw:layer="layout" svg:x1="5.127cm" svg:y1="15.287cm" svg:x2="16.557cm" svg:y2="15.287cm">
          <text:p/>
        </draw:line>
        <draw:line draw:style-name="gr24" draw:text-style-name="P8" draw:layer="layout" svg:x1="10.842cm" svg:y1="14.017cm" svg:x2="10.842cm" svg:y2="16.557cm">
          <text:p/>
        </draw:line>
        <draw:line draw:style-name="gr25" draw:text-style-name="P8" draw:layer="layout" svg:x1="16.557cm" svg:y1="14.017cm" svg:x2="16.557cm" svg:y2="16.557cm">
          <text:p/>
        </draw:line>
        <draw:line draw:style-name="gr26" draw:text-style-name="P8" draw:layer="layout" svg:x1="5.127cm" svg:y1="14.017cm" svg:x2="5.127cm" svg:y2="16.557cm">
          <text:p/>
        </draw:line>
        <draw:frame draw:style-name="gr11" draw:text-style-name="P10" draw:layer="layout" svg:width="1.704cm" svg:height="1.27cm" svg:x="0.883cm" svg:y="22.272cm">
          <draw:text-box>
            <text:p>ZFS</text:p>
          </draw:text-box>
        </draw:frame>
      </draw:page>
      <draw:page draw:name="page4" draw:style-name="dp1" draw:master-page-name="Default">
        <draw:frame draw:style-name="gr27" draw:text-style-name="P6" draw:layer="layout" svg:width="12.7cm" svg:height="8.072cm" svg:x="1.952cm" svg:y="1.635cm">
          <draw:text-box>
            <text:p>Option #1 Features</text:p>
            <text:p>1. 4 Vms</text:p>
            <text:p>2. All quack instances in same VM</text:p>
            <text:p>3. All mongod instances in same VM</text:p>
            <text:p>4. Instances can be isolated with the use of containers</text:p>
            <text:p>5. Simplest recovery method is to reboot a VM. Impacts both quack or all mongod instances</text:p>
            <text:p>6. 1 VM crashing impacts both quack or all mongod instances </text:p>
          </draw:text-box>
        </draw:frame>
        <draw:frame draw:style-name="gr28" draw:text-style-name="P6" draw:layer="layout" svg:width="17.956cm" svg:height="7.361cm" svg:x="1.952cm" svg:y="10.466cm">
          <draw:text-box>
            <text:p>Option #2 Features</text:p>
            <text:p>1. 4 Vms</text:p>
            <text:p>2. 1 VM crashing impacts only 1 quack/mongod pair</text:p>
            <text:p>3. quack and mongod can be isolated using containers</text:p>
            <text:p>4. Simplest recovery method is to reboot a VM. Impacts only 1</text:p>
            <text:p>quack/mongod pair</text:p>
            <text:p>5. quack and mongod instances in different VMs</text:p>
            <text:p/>
            <text:p/>
            <text:p/>
          </draw:text-box>
        </draw:frame>
        <draw:frame draw:style-name="gr29" draw:text-style-name="P6" draw:layer="layout" svg:width="14.922cm" svg:height="5.715cm" svg:x="2.27cm" svg:y="16.557cm">
          <draw:text-box>
            <text:p>Other Issues</text:p>
            <text:p>1. Each mongod instance can store its data on different hard drive – can be done at install time or probably with gparted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23T10:53:56.968000000</dc:date>
    <meta:editing-duration>PT2H33M56S</meta:editing-duration>
    <meta:editing-cycles>18</meta:editing-cycles>
    <meta:generator>LibreOffice/7.4.5.1$Windows_X86_64 LibreOffice_project/9c0871452b3918c1019dde9bfac75448afc4b57f</meta:generator>
    <meta:document-statistic meta:object-count="136"/>
  </office:meta>
</office:document-meta>
</file>